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2c0" officeooo:paragraph-rsid="0008d2c0"/>
    </style:style>
    <style:style style:name="P2" style:family="paragraph" style:parent-style-name="Standard">
      <style:text-properties officeooo:rsid="000b389f" officeooo:paragraph-rsid="000b389f"/>
    </style:style>
    <style:style style:name="P3" style:family="paragraph" style:parent-style-name="Standard">
      <style:text-properties officeooo:rsid="000d5991" officeooo:paragraph-rsid="000d5991"/>
    </style:style>
    <style:style style:name="P4" style:family="paragraph" style:parent-style-name="Standard">
      <style:text-properties fo:color="#ff0000" officeooo:rsid="000d5991" officeooo:paragraph-rsid="000d5991"/>
    </style:style>
    <style:style style:name="P5" style:family="paragraph" style:parent-style-name="Standard">
      <style:text-properties fo:color="#ff0000" officeooo:rsid="000f6e48" officeooo:paragraph-rsid="000f6e48"/>
    </style:style>
    <style:style style:name="P6" style:family="paragraph" style:parent-style-name="Standard">
      <style:text-properties fo:color="#ff0000" officeooo:rsid="000f6e48" officeooo:paragraph-rsid="00133e3f"/>
    </style:style>
    <style:style style:name="P7" style:family="paragraph" style:parent-style-name="Standard">
      <style:text-properties fo:color="#000000" officeooo:rsid="000d5991" officeooo:paragraph-rsid="000d5991"/>
    </style:style>
    <style:style style:name="P8" style:family="paragraph" style:parent-style-name="Standard">
      <style:text-properties fo:color="#000000" officeooo:rsid="000f6e48" officeooo:paragraph-rsid="000f6e48"/>
    </style:style>
    <style:style style:name="P9" style:family="paragraph" style:parent-style-name="Standard">
      <style:text-properties fo:color="#000000" officeooo:rsid="000f6e48" officeooo:paragraph-rsid="00133e3f"/>
    </style:style>
    <style:style style:name="P10" style:family="paragraph" style:parent-style-name="Standard">
      <style:text-properties fo:color="#000000" officeooo:rsid="00103e2f" officeooo:paragraph-rsid="00103e2f"/>
    </style:style>
    <style:style style:name="P11" style:family="paragraph" style:parent-style-name="Standard">
      <style:text-properties fo:color="#000000" officeooo:rsid="00121bc0" officeooo:paragraph-rsid="00121bc0"/>
    </style:style>
    <style:style style:name="P12" style:family="paragraph" style:parent-style-name="Standard">
      <style:text-properties fo:color="#000000" officeooo:paragraph-rsid="00121bc0"/>
    </style:style>
    <style:style style:name="P13" style:family="paragraph" style:parent-style-name="Standard">
      <style:text-properties fo:color="#000000" officeooo:rsid="00133e3f" officeooo:paragraph-rsid="00133e3f"/>
    </style:style>
    <style:style style:name="P14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paragraph-properties fo:margin-top="0in" fo:margin-bottom="0.1965in" loext:contextual-spacing="false" style:line-height-at-least="0.198in"/>
      <style:text-properties fo:color="#cccccc" style:font-name="Droid Sans Mono" fo:font-size="10.5pt" fo:font-weight="normal" fo:background-color="#1f1f1f"/>
    </style:style>
    <style:style style:name="P18" style:family="paragraph" style:parent-style-name="Standard">
      <style:paragraph-properties fo:margin-top="0in" fo:margin-bottom="0.1965in" loext:contextual-spacing="false" style:line-height-at-least="0.198in"/>
    </style:style>
    <style:style style:name="P19" style:family="paragraph" style:parent-style-name="Standard">
      <style:text-properties fo:color="#ff0000" fo:font-weight="bold" officeooo:rsid="000b389f" officeooo:paragraph-rsid="0008d2c0" style:font-weight-asian="bold" style:font-weight-complex="bold"/>
    </style:style>
    <style:style style:name="T1" style:family="text">
      <style:text-properties fo:color="#ff0000" fo:font-weight="bold" officeooo:rsid="000b389f" style:font-weight-asian="bold" style:font-weight-complex="bold"/>
    </style:style>
    <style:style style:name="T2" style:family="text">
      <style:text-properties fo:color="#ff0000" fo:font-weight="bold" officeooo:rsid="001467f0" style:font-weight-asian="bold" style:font-weight-complex="bold"/>
    </style:style>
    <style:style style:name="T3" style:family="text">
      <style:text-properties officeooo:rsid="000b86e5"/>
    </style:style>
    <style:style style:name="T4" style:family="text">
      <style:text-properties officeooo:rsid="000efa02"/>
    </style:style>
    <style:style style:name="T5" style:family="text">
      <style:text-properties officeooo:rsid="000f6e48"/>
    </style:style>
    <style:style style:name="T6" style:family="text">
      <style:text-properties officeooo:rsid="00103e2f"/>
    </style:style>
    <style:style style:name="T7" style:family="text">
      <style:text-properties officeooo:rsid="00121bc0"/>
    </style:style>
    <style:style style:name="T8" style:family="text">
      <style:text-properties fo:color="#569cd6" style:font-name="Droid Sans Mono" fo:font-size="10.5pt" fo:font-weight="normal" fo:background-color="#1f1f1f" loext:char-shading-value="0"/>
    </style:style>
    <style:style style:name="T9" style:family="text">
      <style:text-properties fo:color="#cccccc" style:font-name="Droid Sans Mono" fo:font-size="10.5pt" fo:font-weight="normal" fo:background-color="#1f1f1f" loext:char-shading-value="0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size="10.5pt" fo:font-weight="normal" fo:background-color="#1f1f1f" loext:char-shading-value="0"/>
    </style:style>
    <style:style style:name="T12" style:family="text">
      <style:text-properties fo:color="#9cdcfe"/>
    </style:style>
    <style:style style:name="T13" style:family="text">
      <style:text-properties fo:color="#9cdcfe" style:font-name="Droid Sans Mono" fo:font-size="10.5pt" fo:font-weight="normal" fo:background-color="#1f1f1f" loext:char-shading-value="0"/>
    </style:style>
    <style:style style:name="T14" style:family="text">
      <style:text-properties fo:color="#d4d4d4"/>
    </style:style>
    <style:style style:name="T15" style:family="text">
      <style:text-properties fo:color="#b5cea8"/>
    </style:style>
    <style:style style:name="T16" style:family="text">
      <style:text-properties fo:color="#4ec9b0"/>
    </style:style>
    <style:style style:name="T17" style:family="text">
      <style:text-properties fo:color="#c586c0"/>
    </style:style>
    <style:style style:name="T18" style:family="text">
      <style:text-properties officeooo:rsid="00133e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T setting up in the lab</text:p>
      <text:p text:style-name="P1">-install the vicon_pkg <text:s/><text:span text:style-name="T1">TO DO_sort out mentioning lasse ecc and clean out the readme</text:span></text:p>
      <text:p text:style-name="P1"><text:span text:style-name="T1">- </text:span><text:span text:style-name="T2">install vicon_bridge but add metion to lasse and the lab</text:span></text:p>
      <text:p text:style-name="P19"/>
      <text:p text:style-name="P1"/>
      <text:p text:style-name="P2">On the vehicle itself <text:s/>- (JUST to operate it, like if everything goes well)</text:p>
      <text:p text:style-name="P2">- set up motor battery</text:p>
      <text:p text:style-name="P2">- charge motor battery</text:p>
      <text:p text:style-name="P2">- turn jetson on</text:p>
      <text:p text:style-name="P2">- turn ESC on <text:span text:style-name="T3">+ procedure of setting the reference voltage to a 0 throttle value.</text:span></text:p>
      <text:p text:style-name="P2">- plug in the car to a screen, and set up the wifi to automatically connect. (Should be ok for the lab right now)</text:p>
      <text:p text:style-name="P3">user: jetson</text:p>
      <text:p text:style-name="P3">passoword: jetson</text:p>
      <text:p text:style-name="P3"/>
      <text:p text:style-name="P3">Remote access to the vehicle</text:p>
      <text:p text:style-name="P3">ssh or fancyer vscode stuff</text:p>
      <text:p text:style-name="P3">- <text:span text:style-name="T4">be on the same network, better lan cable (wifi is mrl-wifi-5g) password is under the modem.</text:span></text:p>
      <text:p text:style-name="P3">- <text:span text:style-name="T4">explain how to set up vs code remote ssh + remote keys</text:span></text:p>
      <text:p text:style-name="P4">- <text:span text:style-name="T4">TODO check if the PAT is only for the jetracer_ws stuff</text:span></text:p>
      <text:p text:style-name="P7">- <text:span text:style-name="T4">run roscore (if car 1)</text:span></text:p>
      <text:p text:style-name="P7">- <text:span text:style-name="T4">run racecar_universal.py </text:span><text:span text:style-name="T5">(it will complain of the safety, but this you need to run on your laptop)</text:span></text:p>
      <text:p text:style-name="P7"/>
      <text:p text:style-name="P8">On your laptop</text:p>
      <text:p text:style-name="P8">-set up the network: update your .bashrc with the master and your IP</text:p>
      <text:p text:style-name="P8">export ROS_IP=192.168.1.84</text:p>
      <text:p text:style-name="P8">export ROS_MASTER_URI=http://192.168.0.131:11311/ <text:s/># vehicle 1 as master</text:p>
      <text:p text:style-name="P8">-</text:p>
      <text:p text:style-name="P8"/>
      <text:p text:style-name="P8">vicon</text:p>
      <text:p text:style-name="P8">-turn on with switch</text:p>
      <text:p text:style-name="P8">-turn on laptop vicon vicon password username</text:p>
      <text:p text:style-name="P8">-launch the vicon app</text:p>
      <text:p text:style-name="P8">-create new object (if needed)</text:p>
      <text:p text:style-name="P8">- select object fro available</text:p>
      <text:p text:style-name="P8">- set to tracking mode</text:p>
      <text:p text:style-name="P8"/>
      <text:p text:style-name="P8">launch vicon pkg</text:p>
      <text:p text:style-name="P5">- <text:span text:style-name="T6">TO DO add visualization so to only visualize from rviz</text:span></text:p>
      <text:p text:style-name="P8">- <text:span text:style-name="T6">run rviz visualization</text:span></text:p>
      <text:p text:style-name="P10">- launch the roslaunch vicon_pkg jetracer_1_stream.launch</text:p>
      <text:p text:style-name="P6">- <text:span text:style-name="T6">TO DO </text:span><text:span text:style-name="T18">what about the velocity? Now it’s in the mpc node, maybe not so clean</text:span></text:p>
      <text:p text:style-name="P9">- <text:span text:style-name="T18">launch your controller with the safety toggle</text:span></text:p>
      <text:p text:style-name="P9"/>
      <text:p text:style-name="P9"/>
      <text:p text:style-name="P13">On the car</text:p>
      <text:p text:style-name="P13">-turn on the ESC O(should beep twice short)</text:p>
      <text:p text:style-name="P13">-send an actual throttle (disable safety ) you should here a long beep</text:p>
      <text:p text:style-name="P13">-then turn off safety</text:p>
      <text:p text:style-name="P13">-turin off and on again the esc. Now you should hear 2 short beeps + 1 long beep</text:p>
      <text:p text:style-name="P13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7">nice to integrate this in the vicon_pkg maybe? <text:line-break/>Now it’s in the mpc node (the velocity related thing)<text:line-break/></text:span><text:span text:style-name="T8">def</text:span><text:span text:style-name="T9"> </text:span><text:span text:style-name="T11">vicon_subscriber_callback</text:span><text:span text:style-name="T9">(</text:span><text:span text:style-name="T13">self</text:span><text:span text:style-name="T9">,</text:span><text:span text:style-name="T13">msg</text:span><text:span text:style-name="T9">):</text:span></text:p>
      <text:p text:style-name="P16"/>
      <text:p text:style-name="P15"># here we need to evaluate the velocities</text:p>
      <text:p text:style-name="P15"># for now a very simple derivation</text:p>
      <text:p text:style-name="P15"># extract current orientation</text:p>
      <text:p text:style-name="P14"><text:span text:style-name="T12">q_x</text:span> <text:span text:style-name="T14">=</text:span> <text:span text:style-name="T12">msg</text:span>.pose.pose.orientation.x</text:p>
      <text:p text:style-name="P14"><text:span text:style-name="T12">q_y</text:span> <text:span text:style-name="T14">=</text:span> <text:span text:style-name="T12">msg</text:span>.pose.pose.orientation.y</text:p>
      <text:p text:style-name="P14"><text:span text:style-name="T12">q_z</text:span> <text:span text:style-name="T14">=</text:span> <text:span text:style-name="T12">msg</text:span>.pose.pose.orientation.z</text:p>
      <text:p text:style-name="P14"><text:span text:style-name="T12">q_w</text:span> <text:span text:style-name="T14">=</text:span> <text:span text:style-name="T12">msg</text:span>.pose.pose.orientation.w</text:p>
      <text:p text:style-name="P15"># convert to Euler</text:p>
      <text:p text:style-name="P14"><text:span text:style-name="T12">quaternion</text:span> <text:span text:style-name="T14">=</text:span> [<text:span text:style-name="T12">q_x</text:span>, <text:span text:style-name="T12">q_y</text:span>, <text:span text:style-name="T12">q_z</text:span>, <text:span text:style-name="T12">q_w</text:span>]</text:p>
      <text:p text:style-name="P14"><text:span text:style-name="T12">roll</text:span>, <text:span text:style-name="T12">pitch</text:span>, <text:span text:style-name="T12">yaw</text:span> <text:span text:style-name="T14">=</text:span> <text:span text:style-name="T10">euler_from_quaternion</text:span>(<text:span text:style-name="T12">quaternion</text:span>)</text:p>
      <text:p text:style-name="P16"/>
      <text:p text:style-name="P15">#update past states</text:p>
      <text:p text:style-name="P15"># shift them back by 1 step and update the last value</text:p>
      <text:p text:style-name="P14"><text:span text:style-name="T12">self</text:span>.<text:span text:style-name="T12">past_x_vicon</text:span>[:<text:span text:style-name="T14">-</text:span><text:span text:style-name="T15">1</text:span>] <text:span text:style-name="T14">=</text:span> <text:span text:style-name="T12">self</text:span>.<text:span text:style-name="T12">past_x_vicon</text:span>[<text:span text:style-name="T15">1</text:span>:]</text:p>
      <text:p text:style-name="P14"><text:span text:style-name="T12">self</text:span>.<text:span text:style-name="T12">past_y_vicon</text:span>[:<text:span text:style-name="T14">-</text:span><text:span text:style-name="T15">1</text:span>] <text:span text:style-name="T14">=</text:span> <text:span text:style-name="T12">self</text:span>.<text:span text:style-name="T12">past_y_vicon</text:span>[<text:span text:style-name="T15">1</text:span>:]</text:p>
      <text:p text:style-name="P14"><text:span text:style-name="T12">self</text:span>.<text:span text:style-name="T12">past_yaw_vicon</text:span>[:<text:span text:style-name="T14">-</text:span><text:span text:style-name="T15">1</text:span>] <text:span text:style-name="T14">=</text:span> <text:span text:style-name="T12">self</text:span>.<text:span text:style-name="T12">past_yaw_vicon</text:span>[<text:span text:style-name="T15">1</text:span>:]</text:p>
      <text:p text:style-name="P14"><text:span text:style-name="T12">self</text:span>.<text:span text:style-name="T12">past_time_vicon</text:span>[:<text:span text:style-name="T14">-</text:span><text:span text:style-name="T15">1</text:span>] <text:span text:style-name="T14">=</text:span> <text:span text:style-name="T12">self</text:span>.<text:span text:style-name="T12">past_time_vicon</text:span>[<text:span text:style-name="T15">1</text:span>:]</text:p>
      <text:p text:style-name="P16"/>
      <text:p text:style-name="P15"># add last entry</text:p>
      <text:p text:style-name="P14"><text:span text:style-name="T12">self</text:span>.<text:span text:style-name="T12">past_x_vicon</text:span>[<text:span text:style-name="T14">-</text:span><text:span text:style-name="T15">1</text:span>] <text:span text:style-name="T14">=</text:span> <text:span text:style-name="T12">msg</text:span>.pose.pose.position.x</text:p>
      <text:p text:style-name="P14"><text:span text:style-name="T12">self</text:span>.<text:span text:style-name="T12">past_y_vicon</text:span>[<text:span text:style-name="T14">-</text:span><text:span text:style-name="T15">1</text:span>] <text:span text:style-name="T14">=</text:span> <text:span text:style-name="T12">msg</text:span>.pose.pose.position.y</text:p>
      <text:p text:style-name="P14"><text:span text:style-name="T12">self</text:span>.<text:span text:style-name="T12">past_yaw_vicon</text:span>[<text:span text:style-name="T14">-</text:span><text:span text:style-name="T15">1</text:span>] <text:span text:style-name="T14">=</text:span> <text:span text:style-name="T12">yaw</text:span></text:p>
      <text:p text:style-name="P14"><text:span text:style-name="T12">self</text:span>.<text:span text:style-name="T12">past_time_vicon</text:span>[<text:span text:style-name="T14">-</text:span><text:span text:style-name="T15">1</text:span>] <text:span text:style-name="T14">=</text:span> <text:span text:style-name="T12">msg</text:span>.header.stamp.to_sec()</text:p>
      <text:p text:style-name="P16"/>
      <text:p text:style-name="P15">#evalaute velocities using finite differences on last values</text:p>
      <text:p text:style-name="P16"/>
      <text:p text:style-name="P14"><text:span text:style-name="T12">vx_abs</text:span> <text:span text:style-name="T14">=</text:span> (<text:span text:style-name="T12">self</text:span>.<text:span text:style-name="T12">past_x_vicon</text:span>[<text:span text:style-name="T14">-</text:span><text:span text:style-name="T15">1</text:span>] <text:span text:style-name="T14">-</text:span> <text:span text:style-name="T12">self</text:span>.<text:span text:style-name="T12">past_x_vicon</text:span>[<text:span text:style-name="T15">0</text:span>]) <text:span text:style-name="T14">/</text:span> (<text:span text:style-name="T12">self</text:span>.<text:span text:style-name="T12">past_time_vicon</text:span>[<text:span text:style-name="T14">-</text:span><text:span text:style-name="T15">1</text:span>] <text:span text:style-name="T14">-</text:span> <text:span text:style-name="T12">self</text:span>.<text:span text:style-name="T12">past_time_vicon</text:span>[<text:span text:style-name="T15">0</text:span>])</text:p>
      <text:p text:style-name="P14"><text:span text:style-name="T12">vy_abs</text:span> <text:span text:style-name="T14">=</text:span> (<text:span text:style-name="T12">self</text:span>.<text:span text:style-name="T12">past_y_vicon</text:span>[<text:span text:style-name="T14">-</text:span><text:span text:style-name="T15">1</text:span>] <text:span text:style-name="T14">-</text:span> <text:span text:style-name="T12">self</text:span>.<text:span text:style-name="T12">past_y_vicon</text:span>[<text:span text:style-name="T15">0</text:span>]) <text:span text:style-name="T14">/</text:span> (<text:span text:style-name="T12">self</text:span>.<text:span text:style-name="T12">past_time_vicon</text:span>[<text:span text:style-name="T14">-</text:span><text:span text:style-name="T15">1</text:span>] <text:span text:style-name="T14">-</text:span> <text:span text:style-name="T12">self</text:span>.<text:span text:style-name="T12">past_time_vicon</text:span>[<text:span text:style-name="T15">0</text:span>])</text:p>
      <text:p text:style-name="P16"/>
      <text:p text:style-name="P15">#convert to body frame</text:p>
      <text:p text:style-name="P14"><text:span text:style-name="T12">self</text:span>.<text:span text:style-name="T12">vx</text:span> <text:span text:style-name="T14">=</text:span> <text:span text:style-name="T14">+</text:span><text:span text:style-name="T12">vx_abs</text:span> <text:span text:style-name="T14">*</text:span> <text:span text:style-name="T16">np</text:span>.<text:span text:style-name="T12">cos</text:span>(<text:span text:style-name="T12">yaw</text:span>) <text:span text:style-name="T14">+</text:span> <text:span text:style-name="T12">vy_abs</text:span> <text:span text:style-name="T14">*</text:span> <text:span text:style-name="T16">np</text:span>.<text:span text:style-name="T12">sin</text:span>(<text:span text:style-name="T12">yaw</text:span>)</text:p>
      <text:p text:style-name="P14"><text:span text:style-name="T12">self</text:span>.<text:span text:style-name="T12">vy</text:span> <text:span text:style-name="T14">=</text:span> <text:span text:style-name="T14">-</text:span><text:span text:style-name="T12">vx_abs</text:span> <text:span text:style-name="T14">*</text:span> <text:span text:style-name="T16">np</text:span>.<text:span text:style-name="T12">sin</text:span>(<text:span text:style-name="T12">yaw</text:span>) <text:span text:style-name="T14">+</text:span> <text:span text:style-name="T12">vy_abs</text:span> <text:span text:style-name="T14">*</text:span> <text:span text:style-name="T16">np</text:span>.<text:span text:style-name="T12">cos</text:span>(<text:span text:style-name="T12">yaw</text:span>)</text:p>
      <text:p text:style-name="P17"><text:line-break/></text:p>
      <text:p text:style-name="P15"># unwrap past angles to avoid jumps when flipping from - pi to + pi</text:p>
      <text:p text:style-name="P14"><text:span text:style-name="T12">delta_yaw</text:span> <text:span text:style-name="T14">=</text:span> <text:span text:style-name="T12">self</text:span>.<text:span text:style-name="T12">past_yaw_vicon</text:span>[<text:span text:style-name="T14">-</text:span><text:span text:style-name="T15">1</text:span>] <text:span text:style-name="T14">-</text:span> <text:span text:style-name="T12">self</text:span>.<text:span text:style-name="T12">past_yaw_vicon</text:span>[<text:span text:style-name="T15">0</text:span>]</text:p>
      <text:p text:style-name="P14"><text:span text:style-name="T17">if</text:span> <text:span text:style-name="T12">delta_yaw</text:span> <text:span text:style-name="T14">&gt;</text:span> <text:span text:style-name="T16">np</text:span>.<text:span text:style-name="T12">pi</text:span>:</text:p>
      <text:p text:style-name="P14"><text:soft-page-break/><text:span text:style-name="T12">delta_yaw</text:span> <text:span text:style-name="T14">-=</text:span> <text:span text:style-name="T15">2</text:span> <text:span text:style-name="T14">*</text:span> <text:span text:style-name="T16">np</text:span>.<text:span text:style-name="T12">pi</text:span></text:p>
      <text:p text:style-name="P16"/>
      <text:p text:style-name="P14"><text:span text:style-name="T17">elif</text:span> <text:span text:style-name="T12">delta_yaw</text:span> <text:span text:style-name="T14">&lt;</text:span> <text:span text:style-name="T14">-</text:span><text:span text:style-name="T16">np</text:span>.<text:span text:style-name="T12">pi</text:span>:</text:p>
      <text:p text:style-name="P14"><text:span text:style-name="T12">delta_yaw</text:span> <text:span text:style-name="T14">+=</text:span> <text:span text:style-name="T15">2</text:span> <text:span text:style-name="T14">*</text:span> <text:span text:style-name="T16">np</text:span>.<text:span text:style-name="T12">pi</text:span></text:p>
      <text:p text:style-name="P14"><text:span text:style-name="T12">self</text:span>.<text:span text:style-name="T12">omega</text:span> <text:span text:style-name="T14">=</text:span> <text:span text:style-name="T12">(delta_yaw)</text:span> <text:span text:style-name="T14">/</text:span> (<text:span text:style-name="T12">self</text:span>.<text:span text:style-name="T12">past_time_vicon</text:span>[<text:span text:style-name="T14">-</text:span><text:span text:style-name="T15">1</text:span>] <text:span text:style-name="T14">-</text:span> <text:span text:style-name="T12">self</text:span>.<text:span text:style-name="T12">past_time_vicon</text:span>[<text:span text:style-name="T15">0</text:span>])</text:p>
      <text:p text:style-name="P18"/>
      <text:p text:style-name="P15"># update the pose</text:p>
      <text:p text:style-name="P15"># if delay compensation is used, forward propagate the current state into the future</text:p>
      <text:p text:style-name="P14"><text:span text:style-name="T17">if</text:span> <text:span text:style-name="T12">self</text:span>.<text:span text:style-name="T12">delay_compensation</text:span>:</text:p>
      <text:p text:style-name="P15">#print('delay=',self.delay)</text:p>
      <text:p text:style-name="P15">#determine absolute velocities</text:p>
      <text:p text:style-name="P14"><text:span text:style-name="T12">self</text:span>.<text:span text:style-name="T12">x_y_yaw_state</text:span> <text:span text:style-name="T14">=</text:span> [<text:span text:style-name="T12">msg</text:span>.pose.pose.position.x <text:span text:style-name="T14">+</text:span> <text:span text:style-name="T12">vx_abs</text:span> <text:span text:style-name="T14">*</text:span> <text:span text:style-name="T12">self</text:span>.<text:span text:style-name="T12">delay</text:span>,</text:p>
      <text:p text:style-name="P14"><text:span text:style-name="T12">msg</text:span>.pose.pose.position.y<text:span text:style-name="T14">+</text:span> <text:span text:style-name="T12">vy_abs</text:span> <text:span text:style-name="T14">*</text:span> <text:span text:style-name="T12">self</text:span>.<text:span text:style-name="T12">delay</text:span>,</text:p>
      <text:p text:style-name="P14"><text:span text:style-name="T12">yaw</text:span> <text:span text:style-name="T14">+</text:span> <text:span text:style-name="T12">self</text:span>.<text:span text:style-name="T12">omega</text:span> <text:span text:style-name="T14">*</text:span> <text:span text:style-name="T12">self</text:span>.<text:span text:style-name="T12">delay</text:span>]</text:p>
      <text:p text:style-name="P14"><text:span text:style-name="T17">else</text:span>:</text:p>
      <text:p text:style-name="P14"><text:span text:style-name="T12">self</text:span>.<text:span text:style-name="T12">x_y_yaw_state</text:span> <text:span text:style-name="T14">=</text:span> [<text:span text:style-name="T12">msg</text:span>.pose.pose.position.x, <text:span text:style-name="T12">msg</text:span>.pose.pose.position.y, <text:span text:style-name="T12">yaw</text:span>]</text:p>
      <text:p text:style-name="P18"/>
      <text:p text:style-name="P14"><text:span text:style-name="T12">self</text:span>.<text:span text:style-name="T12">pose_msg_time</text:span> <text:span text:style-name="T14">=</text:span> <text:span text:style-name="T12">msg</text:span>.header.stamp</text:p>
      <text:p text:style-name="P18"/>
      <text:p text:style-name="P15"># publish velocity states for rviz</text:p>
      <text:p text:style-name="P14"><text:span text:style-name="T12">self</text:span>.<text:span text:style-name="T12">vx_publisher</text:span>.<text:span text:style-name="T10">publish</text:span>(<text:span text:style-name="T16">Float32</text:span>(<text:span text:style-name="T12">self</text:span>.<text:span text:style-name="T12">vx</text:span>))</text:p>
      <text:p text:style-name="P14"><text:span text:style-name="T12">self</text:span>.<text:span text:style-name="T12">vy_publisher</text:span>.<text:span text:style-name="T10">publish</text:span>(<text:span text:style-name="T16">Float32</text:span>(<text:span text:style-name="T12">self</text:span>.<text:span text:style-name="T12">vy</text:span>))</text:p>
      <text:p text:style-name="P14"><text:span text:style-name="T12">self</text:span>.<text:span text:style-name="T12">w_publisher</text:span>.<text:span text:style-name="T10">publish</text:span>(<text:span text:style-name="T16">Float32</text:span>(<text:span text:style-name="T12">self</text:span>.<text:span text:style-name="T12">omega</text:span>))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29T10:41:52.554228807</meta:creation-date>
    <dc:date>2025-09-29T12:05:50.406182189</dc:date>
    <meta:editing-duration>PT32M1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92" meta:word-count="590" meta:character-count="4026" meta:non-whitespace-character-count="3522"/>
  </office:meta>
</office:document-meta>
</file>